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start="" draw:marker-end="Arrowheads_20_1" draw:marker-end-width="0.3cm" draw:fill="none" draw:textarea-vertical-align="middle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ff0000" draw:marker-start-width="0.279cm" draw:marker-end-width="0.279cm" svg:stroke-linecap="square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2cm"/>
      <style:paragraph-properties style:writing-mode="lr-tb"/>
    </style:style>
    <style:style style:name="gr8" style:family="graphic" style:parent-style-name="objectwithoutfill">
      <style:graphic-properties draw:marker-start="Arrowheads_20_4" draw:marker-end="Arrowheads_20_4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016cm"/>
      <style:paragraph-properties style:writing-mode="lr-tb"/>
    </style:style>
    <style:style style:name="gr11" style:family="graphic" style:parent-style-name="standard">
      <style:graphic-properties draw:stroke="none" draw:fill="none" fo:min-height="1.423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896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896cm"/>
      <style:paragraph-properties style:writing-mode="lr-tb"/>
    </style:style>
    <style:style style:name="gr14" style:family="graphic" style:parent-style-name="standard">
      <style:graphic-properties svg:stroke-width="0.053cm" svg:stroke-color="#00a933" draw:marker-start-width="0.279cm" draw:marker-end-width="0.279cm" draw:fill="none" draw:textarea-horizontal-align="justify" draw:textarea-vertical-align="middle" draw:auto-grow-height="false" fo:min-height="0.671cm" fo:min-width="2.058cm" fo:padding-top="0.151cm" fo:padding-bottom="0.151cm" fo:padding-left="0.276cm" fo:padding-right="0.276cm"/>
    </style:style>
    <style:style style:name="gr15" style:family="graphic" style:parent-style-name="objectwithoutfill">
      <style:graphic-properties draw:stroke="dash" draw:stroke-dash="Long_20_Dash" svg:stroke-width="0.053cm" svg:stroke-color="#ff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00a933" loext:opacity="100%"/>
    </style:style>
    <style:style style:name="P8" style:family="paragraph">
      <loext:graphic-properties draw:fill="none" draw:fill-color="#ffffff"/>
      <style:paragraph-properties style:writing-mode="lr-tb"/>
      <style:text-properties style:text-position="0% 100%"/>
    </style:style>
    <style:style style:name="T1" style:family="text">
      <style:text-properties style:text-position="-8% 58%"/>
    </style:style>
    <style:style style:name="T2" style:family="text">
      <style:text-properties fo:color="#ff0000" loext:opacity="100%" style:text-position="0% 100%"/>
    </style:style>
    <style:style style:name="T3" style:family="text">
      <style:text-properties fo:color="#ff0000" loext:opacity="100%" style:text-position="-8% 58%"/>
    </style:style>
    <style:style style:name="T4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0000" loext:opacity="100%" style:text-outline="false" style:text-line-through-style="none" style:text-line-through-type="none" style:text-position="-8% 58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0000" loext:opacity="100%" style:text-position="0% 100%" style:font-name="Liberation Sans1" style:font-name-asian="Liberation Sans1" style:font-name-complex="Liberation Sans1"/>
    </style:style>
    <style:style style:name="T7" style:family="text">
      <style:text-properties fo:color="#000000" loext:opacity="100%" style:text-position="0% 100%" style:font-name="Liberation Sans1" style:font-name-asian="Liberation Sans1" style:font-name-complex="Liberation Sans1"/>
    </style:style>
    <style:style style:name="T8" style:family="text">
      <style:text-properties fo:color="#000000" loext:opacity="100%" style:text-position="-8% 58%" style:font-name="Liberation Sans1" style:font-name-asian="Liberation Sans1" style:font-name-complex="Liberation Sans1"/>
    </style:style>
    <style:style style:name="T9" style:family="text">
      <style:text-properties fo:color="#ff0000" loext:opacity="100%" style:text-position="0% 100%" fo:font-weight="normal" style:font-weight-asian="normal" style:font-weight-complex="normal"/>
    </style:style>
    <style:style style:name="T10" style:family="text">
      <style:text-properties fo:color="#ff0000" loext:opacity="100%" style:text-position="-8% 58%" fo:font-weight="normal" style:font-weight-asian="normal" style:font-weight-complex="normal"/>
    </style:style>
    <style:style style:name="T11" style:family="text">
      <style:text-properties style:text-position="0% 100%"/>
    </style:style>
    <style:style style:name="T12" style:family="text">
      <style:text-properties style:text-position="0% 100%" style:font-name="Liberation Sans1" style:font-name-asian="Liberation Sans1" style:font-name-complex="Liberation Sans1"/>
    </style:style>
    <style:style style:name="T13" style:family="text">
      <style:text-properties style:text-position="-8% 58%" style:font-name="Liberation Sans1" style:font-name-asian="Liberation Sans1" style:font-name-complex="Liberation Sans1"/>
    </style:style>
    <style:style style:name="T14" style:family="text">
      <style:text-properties fo:color="#00a933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5cm" svg:y1="7.114cm" svg:x2="17.144cm" svg:y2="7.114cm">
          <text:p/>
        </draw:line>
        <draw:line draw:style-name="gr1" draw:text-style-name="P1" draw:layer="layout" svg:x1="0.502cm" svg:y1="7.113cm" svg:x2="0.502cm" svg:y2="0.3cm">
          <text:p/>
        </draw:line>
        <draw:line draw:style-name="gr2" draw:text-style-name="P1" draw:layer="layout" svg:x1="0.873cm" svg:y1="6.843cm" svg:x2="0.873cm" svg:y2="7.405cm">
          <text:p/>
        </draw:line>
        <draw:line draw:style-name="gr2" draw:text-style-name="P1" draw:layer="layout" svg:x1="2.014cm" svg:y1="6.843cm" svg:x2="2.014cm" svg:y2="7.405cm">
          <text:p/>
        </draw:line>
        <draw:line draw:style-name="gr2" draw:text-style-name="P1" draw:layer="layout" svg:x1="2.51cm" svg:y1="6.843cm" svg:x2="2.51cm" svg:y2="7.405cm">
          <text:p/>
        </draw:line>
        <draw:line draw:style-name="gr1" draw:text-style-name="P1" draw:layer="layout" svg:x1="0.5cm" svg:y1="7.114cm" svg:x2="17.144cm" svg:y2="7.114cm">
          <text:p/>
        </draw:line>
        <draw:path draw:style-name="gr2" draw:text-style-name="P1" draw:layer="layout" svg:width="1.014cm" svg:height="0.482cm" draw:transform="skewX (0.0644026493985908) rotate (0.335103216382911) translate (3.03854026999983cm 7.03649947948748cm)" svg:viewBox="0 0 1015 483" svg:d="M0 483c480 0 491-249 491-249 0 0 46-302 383-220 336 83-35-8-35-8">
          <text:p/>
        </draw:path>
        <draw:path draw:style-name="gr2" draw:text-style-name="P1" draw:layer="layout" svg:width="1.014cm" svg:height="0.482cm" draw:transform="skewX (0.0644026493985908) rotate (0.335103216382911) translate (3.51354026999983cm 7.04449947948748cm)" svg:viewBox="0 0 1015 483" svg:d="M0 483c480 0 491-249 491-249 0 0 46-302 383-220 336 83-35-8-35-8">
          <text:p/>
        </draw:path>
        <draw:line draw:style-name="gr3" draw:text-style-name="P1" draw:layer="layout" svg:x1="6.512cm" svg:y1="6.843cm" svg:x2="6.512cm" svg:y2="7.405cm">
          <text:p/>
        </draw:line>
        <draw:line draw:style-name="gr3" draw:text-style-name="P1" draw:layer="layout" svg:x1="9.511cm" svg:y1="6.843cm" svg:x2="9.511cm" svg:y2="7.405cm">
          <text:p/>
        </draw:line>
        <draw:line draw:style-name="gr3" draw:text-style-name="P1" draw:layer="layout" svg:x1="12.495cm" svg:y1="6.843cm" svg:x2="12.495cm" svg:y2="7.405cm">
          <text:p/>
        </draw:line>
        <draw:line draw:style-name="gr4" draw:text-style-name="P1" draw:layer="layout" svg:x1="15.52cm" svg:y1="6.846cm" svg:x2="15.52cm" svg:y2="7.408cm">
          <text:p/>
        </draw:line>
        <draw:line draw:style-name="gr2" draw:text-style-name="P1" draw:layer="layout" svg:x1="5.503cm" svg:y1="6.682cm" svg:x2="5.503cm" svg:y2="7.656cm">
          <text:p/>
        </draw:line>
        <draw:line draw:style-name="gr2" draw:text-style-name="P1" draw:layer="layout" svg:x1="8.52cm" svg:y1="6.574cm" svg:x2="8.52cm" svg:y2="7.405cm">
          <text:p/>
        </draw:line>
        <draw:line draw:style-name="gr2" draw:text-style-name="P1" draw:layer="layout" svg:x1="11.51cm" svg:y1="6.586cm" svg:x2="11.51cm" svg:y2="7.405cm">
          <text:p/>
        </draw:line>
        <draw:line draw:style-name="gr2" draw:text-style-name="P1" draw:layer="layout" svg:x1="14.526cm" svg:y1="6.598cm" svg:x2="14.526cm" svg:y2="7.405cm">
          <text:p/>
        </draw:line>
        <draw:line draw:style-name="gr2" draw:text-style-name="P1" draw:layer="layout" svg:x1="8.89cm" svg:y1="6.843cm" svg:x2="8.89cm" svg:y2="7.656cm">
          <text:p/>
        </draw:line>
        <draw:line draw:style-name="gr2" draw:text-style-name="P1" draw:layer="layout" svg:x1="12.144cm" svg:y1="6.843cm" svg:x2="12.144cm" svg:y2="7.668cm">
          <text:p/>
        </draw:line>
        <draw:line draw:style-name="gr5" draw:text-style-name="P1" draw:layer="layout" svg:x1="15.519cm" svg:y1="2.138cm" svg:x2="1.988cm" svg:y2="7.091cm">
          <text:p/>
        </draw:line>
        <draw:line draw:style-name="gr5" draw:text-style-name="P1" draw:layer="layout" svg:x1="15.519cm" svg:y1="1.736cm" svg:x2="2.227cm" svg:y2="7.123cm">
          <text:p/>
        </draw:line>
        <draw:frame draw:style-name="gr6" draw:text-style-name="P2" draw:layer="layout" svg:width="1.249cm" svg:height="0.962cm" svg:x="15.498cm" svg:y="1.038cm">
          <draw:text-box>
            <text:p>t<text:span text:style-name="T1">r</text:span></text:p>
          </draw:text-box>
        </draw:frame>
        <draw:frame draw:style-name="gr7" draw:text-style-name="P2" draw:layer="layout" svg:width="2.098cm" svg:height="0.97cm" svg:x="13.652cm" svg:y="5.7cm">
          <draw:text-box>
            <text:p>t<text:span text:style-name="T1">r(n+3)</text:span></text:p>
          </draw:text-box>
        </draw:frame>
        <draw:line draw:style-name="gr5" draw:text-style-name="P1" draw:layer="layout" svg:x1="15.509cm" svg:y1="1.18cm" svg:x2="0.893cm" svg:y2="7.103cm">
          <text:p/>
        </draw:line>
        <draw:line draw:style-name="gr8" draw:text-style-name="P1" draw:layer="layout" svg:x1="2.322cm" svg:y1="6.51cm" svg:x2="2.521cm" svg:y2="7.017cm">
          <text:p/>
        </draw:line>
        <draw:line draw:style-name="gr8" draw:text-style-name="P1" draw:layer="layout" svg:x1="13.113cm" svg:y1="2.135cm" svg:x2="13.312cm" svg:y2="2.642cm">
          <text:p/>
        </draw:line>
        <draw:frame draw:style-name="gr9" draw:text-style-name="P2" draw:layer="layout" svg:width="1.493cm" svg:height="1.673cm" svg:x="15.339cm" svg:y="0.476cm">
          <draw:text-box>
            <text:p>T<text:span text:style-name="T1">S</text:span></text:p>
          </draw:text-box>
        </draw:frame>
        <draw:frame draw:style-name="gr10" draw:text-style-name="P3" draw:layer="layout" svg:width="3.118cm" svg:height="1.266cm" svg:x="9.102cm" svg:y="7.195cm">
          <draw:text-box>
            <text:p><text:span text:style-name="T2">t</text:span><text:span text:style-name="T3">(n+1)</text:span></text:p>
          </draw:text-box>
        </draw:frame>
        <draw:frame draw:style-name="gr10" draw:text-style-name="P3" draw:layer="layout" svg:width="1.75cm" svg:height="1.266cm" svg:x="12.002cm" svg:y="7.206cm">
          <draw:text-box>
            <text:p><text:span text:style-name="T2">t</text:span><text:span text:style-name="T3">(n+2)</text:span></text:p>
          </draw:text-box>
        </draw:frame>
        <draw:frame draw:style-name="gr9" draw:text-style-name="P3" draw:layer="layout" svg:width="3.544cm" svg:height="1.673cm" svg:x="14.274cm" svg:y="7.321cm">
          <draw:text-box>
            <text:p><text:span text:style-name="T4">t</text:span><text:span text:style-name="T5">(n+3)</text:span><text:span text:style-name="T3"> </text:span><text:span text:style-name="T6">≡ </text:span><text:span text:style-name="T7">t</text:span><text:span text:style-name="T8">R(n+3)</text:span></text:p>
          </draw:text-box>
        </draw:frame>
        <draw:frame draw:style-name="gr11" draw:text-style-name="P4" draw:layer="layout" svg:width="1.44cm" svg:height="1.673cm" svg:x="6.095cm" svg:y="7.151cm">
          <draw:text-box>
            <text:p><text:span text:style-name="T9">t</text:span><text:span text:style-name="T10">(</text:span><text:span text:style-name="T3">n)</text:span></text:p>
          </draw:text-box>
        </draw:frame>
        <draw:frame draw:style-name="gr7" draw:text-style-name="P2" draw:layer="layout" svg:width="2.098cm" svg:height="0.97cm" svg:x="10.61cm" svg:y="5.675cm">
          <draw:text-box>
            <text:p><text:span text:style-name="T11">t</text:span><text:span text:style-name="T1">r(n+2)</text:span></text:p>
          </draw:text-box>
        </draw:frame>
        <draw:frame draw:style-name="gr7" draw:text-style-name="P2" draw:layer="layout" svg:width="2.098cm" svg:height="0.97cm" svg:x="7.59cm" svg:y="5.676cm">
          <draw:text-box>
            <text:p>t<text:span text:style-name="T1">r(n+1)</text:span></text:p>
          </draw:text-box>
        </draw:frame>
        <draw:frame draw:style-name="gr6" draw:text-style-name="P2" draw:layer="layout" svg:width="3.12cm" svg:height="0.962cm" svg:x="4.078cm" svg:y="7.56cm">
          <draw:text-box>
            <text:p>t<text:span text:style-name="T1">R(n) </text:span><text:span text:style-name="T12">≡ t</text:span><text:span text:style-name="T13">r(n)</text:span></text:p>
          </draw:text-box>
        </draw:frame>
        <draw:line draw:style-name="gr2" draw:text-style-name="P1" draw:layer="layout" svg:x1="15.521cm" svg:y1="7.425cm" svg:x2="15.521cm" svg:y2="7.576cm">
          <text:p/>
        </draw:line>
        <draw:frame draw:style-name="gr12" draw:text-style-name="P6" draw:layer="layout" svg:width="2.778cm" svg:height="1.146cm" svg:x="7.958cm" svg:y="7.702cm">
          <draw:text-box>
            <text:p text:style-name="P5">t<text:span text:style-name="T1">R(n+1)</text:span></text:p>
          </draw:text-box>
        </draw:frame>
        <draw:frame draw:style-name="gr13" draw:text-style-name="P6" draw:layer="layout" svg:width="2.778cm" svg:height="1.146cm" svg:x="11.424cm" svg:y="7.708cm">
          <draw:text-box>
            <text:p text:style-name="P5">t<text:span text:style-name="T1">R(n+2)</text:span></text:p>
          </draw:text-box>
        </draw:frame>
        <draw:custom-shape draw:style-name="gr14" draw:text-style-name="P1" draw:layer="layout" svg:width="3.616cm" svg:height="1.301cm" svg:x="14.164cm" svg:y="7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3.86cm" svg:height="0.962cm" svg:x="14.176cm" svg:y="8.536cm">
          <draw:text-box>
            <text:p><text:span text:style-name="T14">PPS SYNC</text:span></text:p>
          </draw:text-box>
        </draw:frame>
        <draw:line draw:style-name="gr15" draw:text-style-name="P1" draw:layer="layout" svg:x1="6.512cm" svg:y1="1.038cm" svg:x2="6.512cm" svg:y2="6.767cm">
          <text:p/>
        </draw:line>
        <draw:line draw:style-name="gr15" draw:text-style-name="P1" draw:layer="layout" svg:x1="9.511cm" svg:y1="1.038cm" svg:x2="9.511cm" svg:y2="6.76cm">
          <text:p/>
        </draw:line>
        <draw:line draw:style-name="gr15" draw:text-style-name="P1" draw:layer="layout" svg:x1="12.495cm" svg:y1="1.038cm" svg:x2="12.495cm" svg:y2="6.76cm">
          <text:p/>
        </draw:line>
        <draw:line draw:style-name="gr15" draw:text-style-name="P1" draw:layer="layout" svg:x1="15.52cm" svg:y1="1.055cm" svg:x2="15.52cm" svg:y2="6.746cm">
          <text:p/>
        </draw:line>
        <draw:frame draw:style-name="gr9" draw:text-style-name="P8" draw:layer="layout" svg:width="1.493cm" svg:height="1.673cm" svg:x="15.475cm" svg:y="1.586cm">
          <draw:text-box>
            <text:p><text:span text:style-name="T11">t</text:span><text:span text:style-name="T1">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836 110" svg:d="M0 0h278 278 280v36 36 38h-278-278-280v-36-36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06T10:20:33.066000000</meta:creation-date>
    <dc:date>2022-11-07T20:07:58.121000000</dc:date>
    <meta:editing-duration>PT1H20M10S</meta:editing-duration>
    <meta:editing-cycles>2</meta:editing-cycles>
    <meta:generator>LibreOffice/7.2.0.4$Windows_X86_64 LibreOffice_project/9a9c6381e3f7a62afc1329bd359cc48accb6435b</meta:generator>
    <meta:document-statistic meta:object-count="43"/>
  </office:meta>
</office:document-meta>
</file>